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5A77DD7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5cm, 4.512cm, 14.78cm, 0.58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3cm" svg:height="21.7cm" svg:x="1.092cm" svg:y="2.291cm">
          <draw:image xlink:href="Pictures/10000000000005E8000007E05A77DD7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46:47.913229052</dc:date>
    <meta:editing-duration>PT3M4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